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fo:min-height="0.949cm"/>
    </style:style>
    <style:style style:name="gr6" style:family="graphic" style:parent-style-name="Default_5f_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8" style:family="graphic" style:parent-style-name="Default_5f_1">
      <style:graphic-properties draw:stroke="none" draw:fill="none" fo:min-height="1.903cm"/>
    </style:style>
    <style:style style:name="gr9" style:family="graphic" style:parent-style-name="Default_5f_1">
      <style:graphic-properties draw:stroke="none" draw:fill="none" fo:min-height="0.952cm"/>
    </style:style>
    <style:style style:name="gr10" style:family="graphic" style:parent-style-name="Default_5f_1">
      <style:graphic-properties draw:stroke="none" draw:fill="none" fo:min-height="0.428cm"/>
    </style:style>
    <style:style style:name="gr11" style:family="graphic" style:parent-style-name="standard">
      <style:graphic-properties draw:stroke="none" svg:stroke-width="0cm" svg:stroke-color="#000000" draw:marker-start-width="0.252cm" draw:marker-end="Arrow" draw:marker-end-width="0.352cm" svg:stroke-linecap="round" draw:fill="solid" draw:fill-color="#000000" draw:opacity="100%" draw:textarea-horizontal-align="center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Liberation Serif" fo:font-size="20pt" style:font-size-asian="20pt" style:font-size-complex="20pt"/>
    </style:style>
    <style:style style:name="P4" style:family="paragraph">
      <loext:graphic-properties draw:fill="none"/>
      <style:paragraph-properties fo:text-align="start"/>
      <style:text-properties style:font-name="Liberation Serif" fo:font-size="9pt" style:font-size-asian="9pt" style:font-size-complex="9pt"/>
    </style:style>
    <style:style style:name="P5" style:family="paragraph">
      <loext:graphic-properties draw:fill="solid" draw:fill-color="#000000" draw:opacity="100%"/>
      <style:paragraph-properties fo:text-align="center"/>
    </style:style>
    <style:style style:name="T1" style:family="text">
      <style:text-properties style:font-name="Liberation Serif" fo:font-size="20pt" style:font-size-asian="20pt" style:font-size-complex="20pt"/>
    </style:style>
    <style:style style:name="T2" style:family="text">
      <style:text-properties style:text-position="0% 100%" style:font-name="Liberation Serif" fo:font-size="20pt" style:font-size-asian="20pt" style:font-size-complex="20pt"/>
    </style:style>
    <style:style style:name="T3" style:family="text">
      <style:text-properties style:text-position="-33% 58%" style:font-name="Liberation Serif" fo:font-size="20pt" style:font-size-asian="20pt" style:font-size-complex="20pt"/>
    </style:style>
    <style:style style:name="T4" style:family="text">
      <style:text-properties style:text-position="0% 100%" style:font-name="Liberation Serif" fo:font-size="9pt" style:font-size-asian="9pt" style:font-size-complex="9pt"/>
    </style:style>
    <style:style style:name="T5" style:family="text">
      <style:text-properties style:text-position="-33% 58%" style:font-name="Liberation Seri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0cm" svg:height="1.999cm" svg:x="5cm" svg:y="7.4cm" svg:viewBox="0 0 0 2000" svg:d="M0 2000c0-664 0-1336 0-2000">
            <text:p/>
          </draw:path>
          <draw:path draw:style-name="gr1" draw:text-style-name="P1" draw:layer="layout" svg:width="0.799cm" svg:height="0cm" svg:x="4.6cm" svg:y="9.4cm" svg:viewBox="0 0 800 0" svg:d="M800 0c-266 0-534 0-800 0">
            <text:p/>
          </draw:path>
        </draw:g>
        <draw:g>
          <draw:path draw:style-name="gr1" draw:text-style-name="P1" draw:layer="layout" svg:width="0cm" svg:height="0.899cm" svg:x="11cm" svg:y="8.5cm" svg:viewBox="0 0 0 900" svg:d="M0 900c0-299 0-601 0-900">
            <text:p/>
          </draw:path>
          <draw:path draw:style-name="gr1" draw:text-style-name="P1" draw:layer="layout" svg:width="0.799cm" svg:height="0cm" svg:x="10.6cm" svg:y="9.4cm" svg:viewBox="0 0 800 0" svg:d="M800 0c-266 0-534 0-800 0">
            <text:p/>
          </draw:path>
        </draw:g>
        <draw:g>
          <draw:path draw:style-name="gr1" draw:text-style-name="P1" draw:layer="layout" svg:width="0cm" svg:height="0.899cm" svg:x="13cm" svg:y="8.5cm" svg:viewBox="0 0 0 900" svg:d="M0 900c0-299 0-601 0-900">
            <text:p/>
          </draw:path>
          <draw:path draw:style-name="gr1" draw:text-style-name="P1" draw:layer="layout" svg:width="0.799cm" svg:height="0cm" svg:x="12.6cm" svg:y="9.4cm" svg:viewBox="0 0 800 0" svg:d="M800 0c-266 0-534 0-800 0">
            <text:p/>
          </draw:path>
        </draw:g>
        <draw:g>
          <draw:path draw:style-name="gr1" draw:text-style-name="P1" draw:layer="layout" svg:width="0cm" svg:height="1.399cm" svg:x="8.3cm" svg:y="3.3cm" svg:viewBox="0 0 0 1400" svg:d="M0 0c0 465 0 935 0 1400">
            <text:p/>
          </draw:path>
          <draw:path draw:style-name="gr1" draw:text-style-name="P1" draw:layer="layout" svg:width="-0.001cm" svg:height="1.399cm" draw:transform="rotate (2.094220569468) translate (8.30566006277033cm 4.69978837941364cm)" svg:viewBox="0 0 0 1400" svg:d="M0 1400c0-465 0-935 0-1400">
            <text:p/>
          </draw:path>
          <draw:path draw:style-name="gr1" draw:text-style-name="P1" draw:layer="layout" svg:width="0cm" svg:height="0.699cm" draw:transform="skewX (-1.04911741337379) rotate (3.14159265358979) translate (9.5186102604252cm 4cm)" svg:viewBox="0 0 1 700" svg:d="M0 0c1 233 1 467 1 700">
            <text:p/>
          </draw:path>
          <draw:path draw:style-name="gr1" draw:text-style-name="P1" draw:layer="layout" svg:width="0cm" svg:height="0.199cm" draw:transform="rotate (1.5707963267949) translate (8.4cm 4.3cm)" svg:viewBox="0 0 0 200" svg:d="M0 200c0-66 0-134 0-200">
            <text:p/>
          </draw:path>
          <draw:path draw:style-name="gr1" draw:text-style-name="P1" draw:layer="layout" svg:width="0.399cm" svg:height="0cm" svg:x="7.9cm" svg:y="4.3cm" svg:viewBox="0 0 400 0" svg:d="M0 0c132 0 268 0 400 0">
            <text:p/>
          </draw:path>
          <draw:path draw:style-name="gr1" draw:text-style-name="P1" draw:layer="layout" svg:width="0cm" svg:height="0.199cm" svg:x="8.5cm" svg:y="3.6cm" svg:viewBox="0 0 0 200" svg:d="M0 200c0-66 0-134 0-200">
            <text:p/>
          </draw:path>
          <draw:path draw:style-name="gr1" draw:text-style-name="P1" draw:layer="layout" svg:width="0.399cm" svg:height="0cm" svg:x="7.9cm" svg:y="3.7cm" svg:viewBox="0 0 400 0" svg:d="M0 0c132 0 268 0 400 0">
            <text:p/>
          </draw:path>
          <draw:path draw:style-name="gr1" draw:text-style-name="P1" draw:layer="layout" svg:width="0.199cm" svg:height="0cm" svg:x="8.4cm" svg:y="3.7cm" svg:viewBox="0 0 200 0" svg:d="M0 0c66 0 134 0 200 0">
            <text:p/>
          </draw:path>
          <draw:path draw:style-name="gr1" draw:text-style-name="P1" draw:layer="layout" svg:width="0.399cm" svg:height="0cm" svg:x="9.5cm" svg:y="4cm" svg:viewBox="0 0 400 0" svg:d="M0 0c132 0 268 0 400 0">
            <text:p/>
          </draw:path>
        </draw:g>
        <draw:g>
          <draw:path draw:style-name="gr2" draw:text-style-name="P1" draw:layer="layout" svg:width="0.2cm" svg:height="0.2cm" draw:transform="rotate (-1.5707963267949) translate (11.101cm 8.299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11.1cm 6.1cm)" svg:viewBox="0 0 201 201" svg:d="M99 0c56 0 100 43 100 99s-44 100-100 100-99-44-99-100 43-99 99-99zM0 0zM201 201z">
            <text:p/>
          </draw:path>
          <draw:path draw:style-name="gr1" draw:text-style-name="P1" draw:layer="layout" svg:width="0cm" svg:height="0.399cm" svg:x="11cm" svg:y="6.3cm" svg:viewBox="0 0 0 400" svg:d="M0 400c0-133 0-267 0-400">
            <text:p/>
          </draw:path>
          <draw:path draw:style-name="gr1" draw:text-style-name="P1" draw:layer="layout" svg:width="0cm" svg:height="0.399cm" svg:x="11cm" svg:y="7.9cm" svg:viewBox="0 0 0 400" svg:d="M0 400c0-133 0-267 0-400">
            <text:p/>
          </draw:path>
          <draw:custom-shape draw:style-name="gr3" draw:text-style-name="P1" draw:layer="layout" svg:width="0.4cm" svg:height="1.2cm" svg:x="10.8cm" svg:y="6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1.2cm" svg:height="1.2cm" draw:transform="rotate (-1.5707963267949) translate (13.6cm 5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0.989cm" svg:height="1.199cm" svg:x="12.5cm" svg:y="5.701cm">
            <draw:text-box>
              <text:p text:style-name="P2"><text:span text:style-name="T1">V</text:span></text:p>
            </draw:text-box>
          </draw:frame>
          <draw:path draw:style-name="gr2" draw:text-style-name="P1" draw:layer="layout" svg:width="0.2cm" svg:height="0.2cm" draw:transform="rotate (-1.5707963267949) translate (13.101cm 7.199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13.1cm 5cm)" svg:viewBox="0 0 201 201" svg:d="M99 0c56 0 100 43 100 99s-44 100-100 100-99-44-99-100 43-99 99-99zM0 0zM201 201z">
            <text:p/>
          </draw:path>
          <draw:path draw:style-name="gr1" draw:text-style-name="P1" draw:layer="layout" svg:width="0.399cm" svg:height="0cm" draw:transform="rotate (-1.5707963267949) translate (13cm 5.20001096612692cm)" svg:viewBox="0 0 400 0" svg:d="M400 0c-133 0-267 0-400 0">
            <text:p/>
          </draw:path>
          <draw:path draw:style-name="gr1" draw:text-style-name="P1" draw:layer="layout" svg:width="0.399cm" svg:height="0.001cm" draw:transform="skewX (-0.0200712863979348) rotate (-1.5707963267949) translate (13.0020471784116cm 6.7999689240455cm)" svg:viewBox="0 0 400 2" svg:d="M400 0c-133 1-267 1-400 2">
            <text:p/>
          </draw:path>
        </draw:g>
        <draw:path draw:style-name="gr1" draw:text-style-name="P1" draw:layer="layout" svg:width="0cm" svg:height="1.899cm" draw:transform="rotate (1.5707963267949) translate (11.1cm 4cm)" svg:viewBox="0 0 0 1900" svg:d="M0 1900c0-631 0-1269 0-1900">
          <text:p/>
        </draw:path>
        <draw:path draw:style-name="gr1" draw:text-style-name="P1" draw:layer="layout" svg:width="0cm" svg:height="0.999cm" svg:x="13cm" svg:y="4cm" svg:viewBox="0 0 0 1000" svg:d="M0 1000c0-332 0-668 0-1000">
          <text:p/>
        </draw:path>
        <draw:path draw:style-name="gr1" draw:text-style-name="P1" draw:layer="layout" svg:width="0cm" svg:height="1.099cm" svg:x="13cm" svg:y="7.4cm" svg:viewBox="0 0 0 1100" svg:d="M0 1100c0-365 0-735 0-1100">
          <text:p/>
        </draw:path>
        <draw:path draw:style-name="gr1" draw:text-style-name="P1" draw:layer="layout" svg:width="0cm" svg:height="0.999cm" draw:transform="rotate (1.5707963267949) translate (9.9cm 4cm)" svg:viewBox="0 0 0 1000" svg:d="M0 1000c0-332 0-668 0-1000">
          <text:p/>
        </draw:path>
        <draw:path draw:style-name="gr1" draw:text-style-name="P1" draw:layer="layout" svg:width="0cm" svg:height="0.399cm" svg:x="9.344cm" svg:y="1.9cm" svg:viewBox="0 0 0 400" svg:d="M0 400c0-133 0-267 0-400">
          <text:p/>
        </draw:path>
        <draw:path draw:style-name="gr1" draw:text-style-name="P1" draw:layer="layout" svg:width="0cm" svg:height="0.399cm" svg:x="9.344cm" svg:y="3.5cm" svg:viewBox="0 0 0 400" svg:d="M0 400c0-133 0-267 0-400">
          <text:p/>
        </draw:path>
        <draw:custom-shape draw:style-name="gr6" draw:text-style-name="P1" draw:layer="layout" svg:width="0.4cm" svg:height="1.2cm" svg:x="9.14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8cm" svg:y1="3.444cm" svg:x2="10.144cm" svg:y2="2.1cm">
          <text:p/>
        </draw:line>
        <draw:g>
          <draw:custom-shape draw:style-name="gr4" draw:text-style-name="P1" draw:layer="layout" svg:width="1.2cm" svg:height="1.2cm" svg:x="4.4cm" svg:y="5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5cm" svg:y1="5.201cm" svg:x2="5cm" svg:y2="7.201cm">
            <text:p/>
          </draw:line>
          <draw:path draw:style-name="gr2" draw:text-style-name="P1" draw:layer="layout" svg:width="0.2cm" svg:height="0.2cm" svg:x="4.899cm" svg:y="5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4.899cm" svg:y="7.2cm" svg:viewBox="0 0 201 201" svg:d="M99 0c56 0 100 43 100 99s-44 100-100 100-99-44-99-100 43-99 99-99zM0 0zM201 201z">
            <text:p/>
          </draw:path>
        </draw:g>
        <draw:path draw:style-name="gr1" draw:text-style-name="P1" draw:layer="layout" svg:width="0cm" svg:height="2.899cm" draw:transform="rotate (1.5707963267949) translate (5cm 3.7cm)" svg:viewBox="0 0 0 2900" svg:d="M0 2900c0-963 0-1937 0-2900">
          <text:p/>
        </draw:path>
        <draw:path draw:style-name="gr1" draw:text-style-name="P1" draw:layer="layout" svg:width="0cm" svg:height="1.299cm" svg:x="5cm" svg:y="3.7cm" svg:viewBox="0 0 0 1300" svg:d="M0 1300c0-432 0-868 0-1300">
          <text:p/>
        </draw:path>
        <draw:path draw:style-name="gr1" draw:text-style-name="P1" draw:layer="layout" svg:width="0cm" svg:height="1.899cm" svg:x="7.7cm" svg:y="4.3cm" svg:viewBox="0 0 0 1900" svg:d="M0 1900c0-631 0-1269 0-1900">
          <text:p/>
        </draw:path>
        <draw:path draw:style-name="gr1" draw:text-style-name="P1" draw:layer="layout" svg:width="0cm" svg:height="3.199cm" draw:transform="rotate (1.5707963267949) translate (7.7cm 6.2cm)" svg:viewBox="0 0 0 3200" svg:d="M0 3200c0-1063 0-2137 0-3200">
          <text:p/>
        </draw:path>
        <draw:path draw:style-name="gr1" draw:text-style-name="P1" draw:layer="layout" svg:width="0cm" svg:height="0.399cm" draw:transform="rotate (1.5707963267949) translate (7.7cm 4.3cm)" svg:viewBox="0 0 0 400" svg:d="M0 400c0-133 0-267 0-400">
          <text:p/>
        </draw:path>
        <draw:path draw:style-name="gr2" draw:text-style-name="P1" draw:layer="layout" svg:width="0.2cm" svg:height="0.2cm" draw:transform="rotate (-1.5707963267949) translate (11.101cm 6.099cm)" svg:viewBox="0 0 201 201" svg:d="M99 0c56 0 100 43 100 99s-44 100-100 100-99-44-99-100 43-99 99-99zM0 0zM201 201z">
          <text:p/>
        </draw:path>
        <draw:path draw:style-name="gr2" draw:text-style-name="P1" draw:layer="layout" svg:width="0.2cm" svg:height="0.2cm" draw:transform="rotate (-1.5707963267949) translate (11.1cm 3.9cm)" svg:viewBox="0 0 201 201" svg:d="M99 0c56 0 100 43 100 99s-44 100-100 100-99-44-99-100 43-99 99-99zM0 0zM201 201z">
          <text:p/>
        </draw:path>
        <draw:path draw:style-name="gr1" draw:text-style-name="P1" draw:layer="layout" svg:width="0cm" svg:height="0.399cm" svg:x="11cm" svg:y="4.1cm" svg:viewBox="0 0 0 400" svg:d="M0 400c0-133 0-267 0-400">
          <text:p/>
        </draw:path>
        <draw:path draw:style-name="gr1" draw:text-style-name="P1" draw:layer="layout" svg:width="0cm" svg:height="0.399cm" svg:x="11cm" svg:y="5.7cm" svg:viewBox="0 0 0 400" svg:d="M0 400c0-133 0-267 0-400">
          <text:p/>
        </draw:path>
        <draw:custom-shape draw:style-name="gr3" draw:text-style-name="P1" draw:layer="layout" svg:width="0.4cm" svg:height="1.2cm" svg:x="10.8cm" svg:y="4.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8cm" svg:y1="7.2cm" svg:x2="5.8cm" svg:y2="5.3cm">
          <text:p/>
        </draw:line>
        <draw:line draw:style-name="gr7" draw:text-style-name="P1" draw:layer="layout" svg:x1="13.8cm" svg:y1="5.4cm" svg:x2="13.8cm" svg:y2="7.3cm">
          <text:p/>
        </draw:line>
        <draw:frame draw:style-name="gr8" draw:text-style-name="P3" draw:layer="layout" svg:width="2.2cm" svg:height="2.153cm" svg:x="5.6cm" svg:y="5.947cm">
          <draw:text-box>
            <text:p text:style-name="P2"><text:span text:style-name="T2">U</text:span><text:span text:style-name="T3">offset</text:span></text:p>
          </draw:text-box>
        </draw:frame>
        <draw:frame draw:style-name="gr9" draw:text-style-name="P3" draw:layer="layout" svg:width="1.4cm" svg:height="1.202cm" svg:x="13.7cm" svg:y="5.698cm">
          <draw:text-box>
            <text:p text:style-name="P2"><text:span text:style-name="T2">U</text:span><text:span text:style-name="T3">a</text:span></text:p>
          </draw:text-box>
        </draw:frame>
        <draw:frame draw:style-name="gr9" draw:text-style-name="P3" draw:layer="layout" svg:width="1.4cm" svg:height="1.202cm" svg:x="11.1cm" svg:y="6.8cm">
          <draw:text-box>
            <text:p text:style-name="P2"><text:span text:style-name="T2">R</text:span><text:span text:style-name="T3">1</text:span></text:p>
          </draw:text-box>
        </draw:frame>
        <draw:frame draw:style-name="gr9" draw:text-style-name="P3" draw:layer="layout" svg:width="1.4cm" svg:height="1.202cm" svg:x="11.1cm" svg:y="4.7cm">
          <draw:text-box>
            <text:p text:style-name="P2"><text:span text:style-name="T2">R</text:span><text:span text:style-name="T3">2</text:span></text:p>
          </draw:text-box>
        </draw:frame>
        <draw:frame draw:style-name="gr8" draw:text-style-name="P3" draw:layer="layout" svg:width="2.2cm" svg:height="2.153cm" svg:x="9.4cm" svg:y="2.498cm">
          <draw:text-box>
            <text:p text:style-name="P2"><text:span text:style-name="T2">R</text:span><text:span text:style-name="T3">offset</text:span></text:p>
          </draw:text-box>
        </draw:frame>
        <draw:g>
          <draw:path draw:style-name="gr1" draw:text-style-name="P1" draw:layer="layout" svg:width="0cm" svg:height="0.299cm" svg:x="8.5cm" svg:y="3.1cm" svg:viewBox="0 0 0 300" svg:d="M0 300c0-100 0-200 0-300">
            <text:p/>
          </draw:path>
          <draw:path draw:style-name="gr1" draw:text-style-name="P1" draw:layer="layout" svg:width="0cm" svg:height="0.299cm" svg:x="8.5cm" svg:y="2.1cm" svg:viewBox="0 0 0 300" svg:d="M0 300c0-100 0-200 0-300">
            <text:p/>
          </draw:path>
          <draw:path draw:style-name="gr1" draw:text-style-name="P1" draw:layer="layout" svg:width="0cm" svg:height="0.299cm" draw:transform="rotate (1.5707963267949) translate (8.5cm 2.4cm)" svg:viewBox="0 0 0 300" svg:d="M0 300c0-100 0-200 0-300">
            <text:p/>
          </draw:path>
          <draw:path draw:style-name="gr1" draw:text-style-name="P1" draw:layer="layout" svg:width="-0.001cm" svg:height="0.299cm" draw:transform="skewX (-1.21178209965966) rotate (-1.5707963267949) translate (8.8cm 2.30029596748411cm)" svg:viewBox="0 0 0 300" svg:d="M0 300c0-100 0-200 0-300">
            <text:p/>
          </draw:path>
          <draw:path draw:style-name="gr1" draw:text-style-name="P1" draw:layer="layout" svg:width="0cm" svg:height="0.399cm" svg:x="8.032cm" svg:y="2.524cm" svg:viewBox="0 0 0 400" svg:d="M0 400c0-133 0-267 0-400">
            <text:p/>
          </draw:path>
          <draw:path draw:style-name="gr1" draw:text-style-name="P1" draw:layer="layout" svg:width="0cm" svg:height="0.599cm" draw:transform="rotate (1.5707963267949) translate (8.036cm 2.726cm)" svg:viewBox="0 0 0 600" svg:d="M0 600c0-199 0-401 0-600">
            <text:p/>
          </draw:path>
        </draw:g>
        <draw:path draw:style-name="gr1" draw:text-style-name="P1" draw:layer="layout" svg:width="0cm" svg:height="0.399cm" svg:x="8.5cm" svg:y="1.9cm" svg:viewBox="0 0 0 400" svg:d="M0 400c0-133 0-267 0-400">
          <text:p/>
        </draw:path>
        <draw:path draw:style-name="gr1" draw:text-style-name="P1" draw:layer="layout" svg:width="0cm" svg:height="0.843cm" draw:transform="rotate (1.5707963267949) translate (8.5cm 1.9cm)" svg:viewBox="0 0 0 844" svg:d="M0 844c0-280 0-564 0-844">
          <text:p/>
        </draw:path>
        <draw:frame draw:style-name="gr10" draw:text-style-name="P4" draw:layer="layout" svg:width="1cm" svg:height="0.678cm" svg:x="7.5cm" svg:y="3.676cm">
          <draw:text-box>
            <text:p text:style-name="P2"><text:span text:style-name="T4">U</text:span><text:span text:style-name="T5">D</text:span></text:p>
          </draw:text-box>
        </draw:frame>
        <draw:path draw:style-name="gr11" draw:text-style-name="P5" draw:layer="layout" svg:width="0.075cm" svg:height="0.533cm" draw:transform="rotate (-3.14159265358979) translate (7.752cm 4.27cm)" svg:viewBox="0 0 76 534" svg:d="M42 529c0 1 0 2-1 2 0 1-1 2-1 2-1 1-1 1-2 1s-1 0-2-1c0 0-1-1-1-2-1 0-1-1-1-2v-382h-34l38-147 38 147h-3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13:55:32.252825738</meta:creation-date>
    <dc:date>2019-04-02T14:06:07.299857809</dc:date>
    <meta:editing-duration>PT3M50S</meta:editing-duration>
    <meta:editing-cycles>3</meta:editing-cycles>
    <meta:generator>LibreOffice/6.0.7.3$Linux_X86_64 LibreOffice_project/00m0$Build-3</meta:generator>
    <meta:document-statistic meta:object-count="73"/>
  </office:meta>
</office:document-meta>
</file>